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D0000037166680237B7ECA6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7.7cm" svg:x="1cm" svg:y="1cm">
          <draw:image xlink:href="Pictures/100002010000039D0000037166680237B7ECA61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20:15:47.731258457</meta:creation-date>
    <dc:date>2021-12-10T20:17:29.676536608</dc:date>
    <meta:editing-duration>PT1M42S</meta:editing-duration>
    <meta:editing-cycles>1</meta:editing-cycles>
    <meta:document-statistic meta:object-count="1"/>
    <meta:generator>LibreOffice/6.4.7.2$Linux_X86_64 LibreOffice_project/40$Build-2</meta:generator>
  </office:meta>
</office:document-meta>
</file>